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4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2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  <style:style style:name="T38" style:family="text">
      <style:text-properties officeooo:rsid="0031a82d"/>
    </style:style>
    <style:style style:name="T39" style:family="text">
      <style:text-properties officeooo:rsid="00339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3452529148735644642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135320880221490" text:continue-numbering="true" text:style-name="LS1">
        <text:list-item>
          <text:p text:style-name="P14"><text:span text:style-name="T38">Add Syntax for accessing </text:span>Template <text:span text:style-name="T39">Parameters from Instantiations</text:span></text:p>
        </text:list-item>
        <text:list-item>
          <text:p text:style-name="P14">.</text:p>
        </text:list-item>
        <text:list-item>
          <text:p text:style-name="P13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4"><text:span text:style-name="T28">Behaviour of </text:span><text:span text:style-name="T6">class_name?.</text:span><text:span text:style-name="T8">member</text:span>:</text:p>
        </text:list-item>
        <text:list-item>
          <text:p text:style-name="P25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25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26"><text:span text:style-name="T6">Just</text:span>, <text:span text:style-name="T6">maybe</text:span></text:p>
        </text:list-item>
        <text:list-item>
          <text:p text:style-name="P27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28">range and pointer casts from bytes to shorts etc.</text:p>
        </text:list-item>
        <text:list-item>
          <text:p text:style-name="P29"><text:span text:style-name="T26">u</text:span><text:span text:style-name="T25">nions </text:span><text:span text:style-name="T27">with</text:span></text:p>
        </text:list-item>
        <text:list-item>
          <text:p text:style-name="P15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30">+, -: 0</text:p>
        </text:list-item>
        <text:list-item>
          <text:p text:style-name="P30">*: 1</text:p>
        </text:list-item>
        <text:list-item>
          <text:p text:style-name="P16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7">Stack-trace for failed unittests or debuggable</text:p>
        </text:list-item>
        <text:list-item>
          <text:p text:style-name="P19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4624747199302498977" text:style-name="LS2">
        <text:list-item>
          <text:p text:style-name="P20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0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0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0"><text:soft-page-break/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8"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3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20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0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8">When Comparing Constants String-literals warn about duplicates</text:p>
          <text:list>
            <text:list-item>
              <text:p text:style-name="P18">if-else-if conditions and</text:p>
            </text:list-item>
            <text:list-item>
              <text:p text:style-name="P18">switch cases</text:p>
            </text:list-item>
          </text:list>
        </text:list-item>
        <text:list-item>
          <text:p text:style-name="P20">Error About <text:span text:style-name="T6">Duplicate Conditions</text:span> if-else-if-chains or switchs. May require CTFE.</text:p>
        </text:list-item>
        <text:list-item>
          <text:p text:style-name="P20">Builtin Memoization of Code Generation and Evaluation of Unit Tests and Perhaps Also pure functions (<text:span text:style-name="T6">Killer App!</text:span>)</text:p>
        </text:list-item>
        <text:list-item>
          <text:p text:style-name="P20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0"><text:span text:style-name="T6">Persistent CTFE Memoization</text:span>: Requires Compiler + Source Code Hashing</text:p>
          <text:list>
            <text:list-item>
              <text:p text:style-name="P20">Compiler Caching</text:p>
            </text:list-item>
            <text:list-item>
              <text:p text:style-name="P20">Could be shared of Network</text:p>
            </text:list-item>
            <text:list-item>
              <text:p text:style-name="P20">Write them on disk so user can see result of CTFE</text:p>
            </text:list-item>
            <text:list-item>
              <text:p text:style-name="P20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984503787740498823" text:style-name="LS3">
        <text:list-item>
          <text:p text:style-name="P21">Highlight <text:span text:style-name="T6">DDoc</text:span> Comment Tags and Sections in Emacs for example</text:p>
          <text:list>
            <text:list-item>
              <text:p text:style-name="P21">$(D alpha)</text:p>
            </text:list-item>
            <text:list-item>
              <text:p text:style-name="P21">Returns: </text:p>
            </text:list-item>
          </text:list>
        </text:list-item>
        <text:list-item>
          <text:p text:style-name="P21">And Overloads for single character operations on text markings</text:p>
          <text:list>
            <text:list-item>
              <text:p text:style-name="P21">b: Bold</text:p>
            </text:list-item>
            <text:list-item>
              <text:p text:style-name="P21">i: Italic</text:p>
            </text:list-item>
            <text:list-item>
              <text:p text:style-name="P21">p: Parameter</text:p>
            </text:list-item>
            <text:list-item>
              <text:p text:style-name="P21">etc</text:p>
            </text:list-item>
          </text:list>
        </text:list-item>
        <text:list-item>
          <text:p text:style-name="P21"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1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1">IDEs such as Eclipse DDT should understand how mixins are expanded and make these <text:span text:style-name="T6">expandable</text:span> in the editor</text:p>
        </text:list-item>
        <text:list-item>
          <text:p text:style-name="P21"><text:soft-page-break/>Warn about unused returns in pure function calls</text:p>
        </text:list-item>
        <text:list-item>
          <text:p text:style-name="P21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4376544993881196680" text:style-name="LS4">
        <text:list-item>
          <text:p text:style-name="P22">Compiler should</text:p>
          <text:list>
            <text:list-item>
              <text:p text:style-name="P22">Warn about unused imports like Ada for example. This should be easy to fix.</text:p>
            </text:list-item>
            <text:list-item>
              <text:p text:style-name="P22">Explain why template instantiations with concept requirements doesn’t fullfil their needs:</text:p>
              <text:list>
                <text:list-item>
                  <text:p text:style-name="P22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2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45</meta:editing-cycles>
    <dc:date>2014-03-22T13:53:19.695326095</dc:date>
    <meta:editing-duration>PT4H38M38S</meta:editing-duration>
    <meta:document-statistic meta:table-count="1" meta:image-count="0" meta:object-count="0" meta:page-count="3" meta:paragraph-count="71" meta:word-count="801" meta:character-count="5286" meta:non-whitespace-character-count="4601"/>
  </office:meta>
</office:document-meta>
</file>